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2_12-45-02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2_17-24-28_000.jpg</text:p>
          </table:table-cell>
          <table:table-cell table:style-name="ce19" office:value-type="string">
            <text:p>:m RES 1*1 / free# JVEMV6 37#28_26.7 / 37. miscs of miscs / 28. anim.dessin / 26. 解剖 / theme=骨格：大腿骨；半月板,w:脛骨大腿骨関節；二重顆状関節,notice=~,found=~ / N~</text:p>
          </table:table-cell>
          <table:table-cell table:style-name="ce4"/>
          <table:table-cell table:style-name="ce4"/>
          <table:table-cell table:style-name="ce4"/>
          <table:table-cell table:style-name="ce39" table:formula="of:=IF([.E3]=&quot;&quot;;[.C3];CONCATENATE([.C3];&quot; / &quot;;[.E3]))" office:value-type="string" office:string-value=":m RES 1*1 / free# JVEMV6 37#28_26.7 / 37. miscs of miscs / 28. anim.dessin / 26. 解剖 / theme=骨格：大腿骨；半月板,w:脛骨大腿骨関節；二重顆状関節,notice=~,found=~ / N~">
            <text:p>:m RES 1*1 / free# JVEMV6 37#28_26.7 / 37. miscs of miscs / 28. anim.dessin / 26. 解剖 / theme=骨格：大腿骨；半月板,w:脛骨大腿骨関節；二重顆状関節,notice=~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2_17-24-46_000.jpg</text:p>
          </table:table-cell>
          <table:table-cell table:style-name="ce19" office:value-type="string">
            <text:p>:m 1*1 RES / free / res-id=6C8Q / theme=白内障手術</text:p>
          </table:table-cell>
          <table:table-cell table:style-name="ce38"/>
          <table:table-cell table:style-name="ce4"/>
          <table:table-cell table:style-name="ce4"/>
          <table:table-cell table:style-name="ce39" table:formula="of:=IF([.E4]=&quot;&quot;;[.C4];CONCATENATE([.C4];&quot; / &quot;;[.E4]))" office:value-type="string" office:string-value=":m 1*1 RES / free / res-id=6C8Q / theme=白内障手術">
            <text:p>:m 1*1 RES / free / res-id=6C8Q / theme=白内障手術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2_18-17-51_000.jpg</text:p>
          </table:table-cell>
          <table:table-cell table:style-name="ce19" office:value-type="string">
            <text:p>:m RES 1*1 / free# JVEMV6 37#23.1_16 / 37. miscs of miscs / 23. CO2 / 1. mind-map / M-47:#20 / w:DBDs;MW;GA / N~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5]=&quot;&quot;;[.C5];CONCATENATE([.C5];&quot; / &quot;;[.E5]))" office:value-type="string" office:string-value=":m RES 1*1 / free# JVEMV6 37#23.1_16 / 37. miscs of miscs / 23. CO2 / 1. mind-map / M-47:#20 / w:DBDs;MW;GA / N~">
            <text:p>:m RES 1*1 / free# JVEMV6 37#23.1_16 / 37. miscs of miscs / 23. CO2 / 1. mind-map / M-47:#20 / w:DBDs;MW;GA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2_20-31-14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22546 E-139-34-49.489746</text:p>
          </table:table-cell>
          <table:table-cell table:style-name="ce3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2_23-40-03_000.jpg</text:p>
          </table:table-cell>
          <table:table-cell table:style-name="ce19" office:value-type="string">
            <text:p>:m :i 1-1*1 / art animation / theme=買い物かご；飛ぶ,media=リアル映像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7]=&quot;&quot;;[.C7];CONCATENATE([.C7];&quot; / &quot;;[.E7]))" office:value-type="string" office:string-value=":m :i 1-1*1 / art animation / theme=買い物かご；飛ぶ,media=リアル映像">
            <text:p>:m :i 1-1*1 / art animation / theme=買い物かご；飛ぶ,media=リアル映像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2_23-43-39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2_23-48-26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2_23-53-58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3_00-21-56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3_00-32-57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3_00-56-47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3_01-42-49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9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3_10-19-38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9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2_13-54-12_000.mp4</text:p>
          </table:table-cell>
          <table:table-cell table:style-name="ce8" office:value-type="string">
            <text:p>:VIDEO / @自室 / 記録 / knoten / 実演,perform / n-2020-0922-1 / knot=ホースを巻く:mm-14.2.1,for=how-to-tie;比較</text:p>
          </table:table-cell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VIDEO / @自室 / 記録 / knoten / 実演,perform / n-2020-0922-1 / knot=ホースを巻く:mm-14.2.1,for=how-to-tie;比較">
            <text:p>:VIDEO / @自室 / 記録 / knoten / 実演,perform / n-2020-0922-1 / knot=ホースを巻く:mm-14.2.1,for=how-to-tie;比較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2_14-37-57_000.mp4</text:p>
          </table:table-cell>
          <table:table-cell table:style-name="ce8" office:value-type="string">
            <text:p>:VIDEO / @自室 / 記録 / knoten / 実演,perform / n-2020-0922-2 / knot=ホースを巻く:mm-14.2.1,for=how-to-tie;比較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knoten / 実演,perform / n-2020-0922-2 / knot=ホースを巻く:mm-14.2.1,for=how-to-tie;比較">
            <text:p>:VIDEO / @自室 / 記録 / knoten / 実演,perform / n-2020-0922-2 / knot=ホースを巻く:mm-14.2.1,for=how-to-tie;比較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2_14-57-55_000.mp4</text:p>
          </table:table-cell>
          <table:table-cell table:style-name="ce8" office:value-type="string">
            <text:p>:VIDEO / @自室 / 記録 / knoten / 実演,perform / n-2020-0922-3 / knot=いぼ結び,other=mm-14.3.1,for=how-to-tie:ダンボールを束ねる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記録 / knoten / 実演,perform / n-2020-0922-3 / knot=いぼ結び,other=mm-14.3.1,for=how-to-tie:ダンボールを束ねる">
            <text:p>:VIDEO / @自室 / 記録 / knoten / 実演,perform / n-2020-0922-3 / knot=いぼ結び,other=mm-14.3.1,for=how-to-tie:ダンボールを束ね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2_15-27-12_000.mp4</text:p>
          </table:table-cell>
          <table:table-cell table:style-name="ce8" office:value-type="string">
            <text:p>:VIDEO / @自室 / 記録 / knoten / 実演,perform / n-2020-0922-4 / knot=巻き結び＋簡易もやい結び,other=original,for=作ったもの：出来具合の記録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knoten / 実演,perform / n-2020-0922-4 / knot=巻き結び＋簡易もやい結び,other=original,for=作ったもの：出来具合の記録">
            <text:p>:VIDEO / @自室 / 記録 / knoten / 実演,perform / n-2020-0922-4 / knot=巻き結び＋簡易もやい結び,other=original,for=作ったもの：出来具合の記録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2_16-05-37_000.mp4</text:p>
          </table:table-cell>
          <table:table-cell table:style-name="ce8" office:value-type="string">
            <text:p>:VIDEO / @自室 / 記録 / knoten / 実演,perform / n-2020-0922-5 / knot=コードを束ねる,other=original,for=蚊とりベープ器具のコード：束ねる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22-5 / knot=コードを束ねる,other=original,for=蚊とりベープ器具のコード：束ねる">
            <text:p>:VIDEO / @自室 / 記録 / knoten / 実演,perform / n-2020-0922-5 / knot=コードを束ねる,other=original,for=蚊とりベープ器具のコード：束ね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2_16-07-38_000.mid</text:p>
          </table:table-cell>
          <table:table-cell table:style-name="ce8" office:value-type="string">
            <text:p>:in-mid / app=perfect-piano / 演奏、play / id-2020-0922-1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in-mid / app=perfect-piano / 演奏、play / id-2020-0922-1 / category=melody,inst=~,for=~">
            <text:p>:in-mid / app=perfect-piano / 演奏、play / id-2020-0922-1 / category=melody,inst=~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2_18-42-31_000.mp4</text:p>
          </table:table-cell>
          <table:table-cell table:style-name="ce8" office:value-type="string">
            <text:p>:VIDEO / @自室 / 記録 / jap.flute / 演奏、play / f-2020-0922-1 / genr=tips:how-to-blow:Bf3,other=Gf4--&gt;Bf3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jap.flute / 演奏、play / f-2020-0922-1 / genr=tips:how-to-blow:Bf3,other=Gf4--&gt;Bf3">
            <text:p>:VIDEO / @自室 / 記録 / jap.flute / 演奏、play / f-2020-0922-1 / genr=tips:how-to-blow:Bf3,other=Gf4--&gt;Bf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2_18-52-30_000.mp4</text:p>
          </table:table-cell>
          <table:table-cell table:style-name="ce8" office:value-type="string">
            <text:p>:VIDEO / @自室 / 記録 / jap.flute / 演奏、play / f-2020-0922-2 / genr=et-N,for=smooth-up-down:Ef4-Gf4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jap.flute / 演奏、play / f-2020-0922-2 / genr=et-N,for=smooth-up-down:Ef4-Gf4">
            <text:p>:VIDEO / @自室 / 記録 / jap.flute / 演奏、play / f-2020-0922-2 / genr=et-N,for=smooth-up-down:Ef4-Gf4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2_19-03-43_000.mp4</text:p>
          </table:table-cell>
          <table:table-cell table:style-name="ce8" office:value-type="string">
            <text:p>:VIDEO / @自室 / 記録 / jap.flute / 演奏、play / f-2020-0922-3 / genr=et-N,other=how-to-blow:explained,for=Bf:oct-2:oct-2.5:oct-3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室 / 記録 / jap.flute / 演奏、play / f-2020-0922-3 / genr=et-N,other=how-to-blow:explained,for=Bf:oct-2:oct-2.5:oct-3">
            <text:p>:VIDEO / @自室 / 記録 / jap.flute / 演奏、play / f-2020-0922-3 / genr=et-N,other=how-to-blow:explained,for=Bf:oct-2:oct-2.5:oct-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2_21-58-03_000.mid</text:p>
          </table:table-cell>
          <table:table-cell table:style-name="ce8" office:value-type="string">
            <text:p>:in-mid / app=perfect-piano / 演奏、play / id-2020-0922-2 / category=melody,inst=~,for=~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in-mid / app=perfect-piano / 演奏、play / id-2020-0922-2 / category=melody,inst=~,for=~">
            <text:p>:in-mid / app=perfect-piano / 演奏、play / id-2020-0922-2 / category=melody,inst=~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3_00-43-06_000.mp4</text:p>
          </table:table-cell>
          <table:table-cell table:style-name="ce8" office:value-type="string">
            <text:p>:VIDEO / @自室 / 作成 / tiktok動画 / f-2020-0923-1 / first-try,theme=self-face-playing-something,effect=smoke,text=+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室 / 作成 / tiktok動画 / f-2020-0923-1 / first-try,theme=self-face-playing-something,effect=smoke,text=+">
            <text:p>:VIDEO / @自室 / 作成 / tiktok動画 / f-2020-0923-1 / first-try,theme=self-face-playing-something,effect=smoke,text=+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3_10-19-22_000.mid</text:p>
          </table:table-cell>
          <table:table-cell table:style-name="ce8" office:value-type="string">
            <text:p>:in-mid / app=perfect-piano / 演奏、play / id-2020-0923-1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in-mid / app=perfect-piano / 演奏、play / id-2020-0923-1 / category=melody,inst=~,for=~">
            <text:p>:in-mid / app=perfect-piano / 演奏、play / id-2020-0923-1 / category=melody,inst=~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2020/09/23</text:date>, <text:time>21:2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3T21:28:04.81</dc:date>
    <dc:creator>iwabuchi ken</dc:creator>
    <meta:editing-duration>P25DT22H18M33S</meta:editing-duration>
    <meta:editing-cycles>9772</meta:editing-cycles>
    <meta:document-statistic meta:table-count="1" meta:cell-count="478" meta:object-count="0"/>
  </office:meta>
</office:document-meta>
</file>